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end"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style:font-size-asian="10.5pt" style:font-size-complex="10.5pt"/>
    </style:style>
    <style:style style:name="P5" style:family="paragraph" style:parent-style-name="UrbanBody">
      <style:paragraph-properties fo:text-align="start" style:justify-single-word="false"/>
      <style:text-properties style:font-name="Arial" fo:font-size="10.5pt" officeooo:rsid="001dc90b" officeooo:paragraph-rsid="00220bfd" style:font-size-asian="10.5pt" style:font-size-complex="10.5pt"/>
    </style:style>
    <style:style style:name="P6" style:family="paragraph" style:parent-style-name="UrbanBody">
      <style:paragraph-properties fo:text-align="justify" style:justify-single-word="false"/>
      <style:text-properties style:font-name="Arial" fo:font-size="10.5pt" officeooo:rsid="0023a930" officeooo:paragraph-rsid="0023a930" style:font-size-asian="10.5pt" style:font-size-complex="10.5pt"/>
    </style:style>
    <style:style style:name="P7" style:family="paragraph" style:parent-style-name="UrbanBody">
      <style:paragraph-properties fo:text-align="justify" style:justify-single-word="false"/>
      <style:text-properties style:font-name="Arial" fo:font-size="15pt" style:text-underline-style="solid" style:text-underline-width="auto" style:text-underline-color="font-color" style:font-size-asian="15pt" style:font-size-complex="15pt"/>
    </style:style>
    <style:style style:name="P8" style:family="paragraph" style:parent-style-name="UrbanBody">
      <style:paragraph-properties fo:text-align="justify" style:justify-single-word="false"/>
      <style:text-properties style:font-name="Arial" fo:font-size="32pt" style:font-size-asian="32pt" style:font-size-complex="32pt"/>
    </style:style>
    <style:style style:name="P9" style:family="paragraph" style:parent-style-name="UrbanBody">
      <style:paragraph-properties fo:text-align="justify" style:justify-single-word="false"/>
      <style:text-properties style:font-name="Arial" fo:font-size="12pt" style:font-size-asian="12pt" style:font-size-complex="12pt"/>
    </style:style>
    <style:style style:name="P10" style:family="paragraph" style:parent-style-name="UrbanBody">
      <style:paragraph-properties fo:text-align="justify" style:justify-single-word="false"/>
      <style:text-properties style:font-name="Arial" fo:font-size="14pt" officeooo:paragraph-rsid="00247e81" style:font-size-asian="14pt" style:font-size-complex="14pt"/>
    </style:style>
    <style:style style:name="P11" style:family="paragraph" style:parent-style-name="UrbanBody">
      <style:paragraph-properties fo:text-align="justify" style:justify-single-word="false"/>
      <style:text-properties style:font-name="Arial" fo:font-size="14pt" officeooo:paragraph-rsid="0024dbb4" style:font-size-asian="14pt" style:font-size-complex="14pt"/>
    </style:style>
    <style:style style:name="P12"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style:font-size-asian="25pt" style:font-size-complex="25pt"/>
    </style:style>
    <style:style style:name="P13"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officeooo:rsid="001ed30f" officeooo:paragraph-rsid="001ed30f" style:font-size-asian="25pt" style:font-size-complex="25pt"/>
    </style:style>
    <style:style style:name="P14" style:family="paragraph" style:parent-style-name="Standard">
      <style:paragraph-properties fo:text-align="justify" style:justify-single-word="false"/>
      <style:text-properties style:font-name="Arial" fo:font-size="10pt" style:font-size-asian="10pt" style:font-size-complex="10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e5ce7" style:font-weight-asian="normal" style:font-weight-complex="normal"/>
    </style:style>
    <style:style style:name="T4" style:family="text">
      <style:text-properties style:text-underline-style="none" fo:font-weight="normal" officeooo:rsid="0020cf1f" style:font-weight-asian="normal" style:font-weight-complex="normal"/>
    </style:style>
    <style:style style:name="T5" style:family="text">
      <style:text-properties style:text-underline-style="none" fo:font-weight="normal" officeooo:rsid="0024a6db" style:font-weight-asian="normal" style:font-weight-complex="normal"/>
    </style:style>
    <style:style style:name="T6" style:family="text">
      <style:text-properties style:text-underline-style="none" fo:font-weight="normal" officeooo:rsid="0024dbb4" style:font-weight-asian="normal" style:font-weight-complex="normal"/>
    </style:style>
    <style:style style:name="T7" style:family="text">
      <style:text-properties style:font-name-asian="Times New Roman2" style:font-name-complex="Times New Roman2"/>
    </style:style>
    <style:style style:name="T8" style:family="text">
      <style:text-properties officeooo:rsid="001e5ce7" style:font-name-asian="Times New Roman2" style:font-name-complex="Times New Roman2"/>
    </style:style>
    <style:style style:name="T9" style:family="text">
      <style:text-properties officeooo:rsid="001e5ce7"/>
    </style:style>
    <style:style style:name="T10" style:family="text">
      <style:text-properties officeooo:rsid="0020cf1f"/>
    </style:style>
    <style:style style:name="T11"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12" style:family="text">
      <style:text-properties officeooo:rsid="0024a6db"/>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1"><office:annotation><dc:creator>Gauthier Bastien</dc:creator><dc:date>2011-01-13T14:56:41</dc:date><text:p text:style-name="P15"><text:span text:style-name="T13">do text</text:span></text:p><text:p text:style-name="P15"><text:span text:style-name="T13">from document(at=header, format='odt')</text:span></text:p></office:annotation><text:span text:style-name="T1">Import depuis header.odt</text:span></text:p></draw:text-box></draw:frame></text:p>
      <text:p text:style-name="P2"/>
      <text:p text:style-name="P2"/>
      <text:p text:style-name="P13">AFFICHAGE DU </text:p>
      <text:p text:style-name="P12">permis <text:span text:style-name="T10">UNIQUE</text:span></text:p>
      <text:p text:style-name="P3"/>
      <text:p text:style-name="P3">Conformément à l'article <text:span text:style-name="T9">D.IV.70. du CoDT</text:span></text:p>
      <text:p text:style-name="P3"/>
      <text:p text:style-name="P3"/>
      <text:p text:style-name="P2"/>
      <text:p text:style-name="P4"/>
      <text:p text:style-name="P10"><office:annotation><dc:creator>bleybaert</dc:creator><dc:date>2018-07-20T11:16:35.670684196</dc:date><loext:sender-initials>ble</loext:sender-initials><text:p text:style-name="P15"><text:span text:style-name="T14">do text if self.hasSingleApplicant()</text:span></text:p></office:annotation><text:text-input text:description="Demandeurs">self.getApplicantsSignaletic()</text:text-input><text:s/>fait savoir que le Collège <text:span text:style-name="T9">c</text:span>ommunal lui a octroyé, en date du <text:text-input text:description="Date de la séance du collège">tool.formatDate(urbanEventObj.getDecisionDate())</text:text-input>, un permis <text:span text:style-name="T10">unique</text:span> pour un terrain sis <text:text-input text:description="Situation des travaux">self.getWorkLocationSignaletic()</text:text-input><text:s/><text:span text:style-name="T12">et </text:span>cadastré <text:span text:style-name="T2"><text:text-input text:description="Cadastre">self.getPortionOutsText()</text:text-input></text:span><text:span text:style-name="T2">.</text:span></text:p>
      <text:p text:style-name="P11"><text:span text:style-name="T2"><office:annotation><dc:creator>bleybaert</dc:creator><dc:date>2018-07-20T11:16:48.998539288</dc:date><loext:sender-initials>ble</loext:sender-initials><text:p text:style-name="P15"><text:span text:style-name="T14">do text if self.hasMultipleApplicants()</text:span></text:p></office:annotation></text:span><text:span text:style-name="T2"><text:text-input text:description="Demandeurs">self.getApplicantsSignaletic()</text:text-input></text:span><text:span text:style-name="T2"><text:s/></text:span><text:span text:style-name="T6">font</text:span><text:span text:style-name="T2"> savoir que le Collège </text:span><text:span text:style-name="T3">c</text:span><text:span text:style-name="T2">ommunal </text:span><text:span text:style-name="T6">leur</text:span><text:span text:style-name="T2"> a octroyé, en date du </text:span><text:span text:style-name="T2"><text:text-input text:description="Date de la séance du collège">tool.formatDate(urbanEventObj.getDecisionDate())</text:text-input></text:span><text:span text:style-name="T2">, un permis </text:span><text:span text:style-name="T4">unique</text:span><text:span text:style-name="T2"> pour un terrain sis </text:span><text:span text:style-name="T2"><text:text-input text:description="Situation des travaux">self.getWorkLocationSignaletic()</text:text-input></text:span><text:span text:style-name="T2"><text:s/></text:span><text:span text:style-name="T5">et </text:span><text:span text:style-name="T2">cadastré </text:span><text:span text:style-name="T2"><text:text-input text:description="Cadastre">self.getPortionOutsText()</text:text-input></text:span><text:span text:style-name="T2">.</text:span></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8">D.IV.70. </text:span><text:span text:style-name="T7">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5"><text:text-input text:description="">tool.getCityName()</text:text-input>, le <text:span text:style-name="T11"><text:text-input text:description="Délivré à xxx le xxx">tool.formatDate(urbanEventObj.getEventDate())</text:text-input></text:span></text:p>
      <text:p text:style-name="P9"/>
      <text:p text:style-name="P6"><office:annotation><dc:creator>bleybaert</dc:creator><dc:date>2018-07-20T10:49:48.176171806</dc:date><loext:sender-initials>ble</loext:sender-initials><text:p text:style-name="P15"><text:span text:style-name="T14">do text</text:span></text:p><text:p text:style-name="P15"><text:span text:style-name="T14">from document(at=signatures, format='odt')</text:span></text:p></office:annotation>Import depuis signatures.od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2-06T15:20:24.892512577</dc:date>
    <dc:language>fr-FR</dc:language>
    <meta:editing-cycles>94</meta:editing-cycles>
    <meta:editing-duration>P1DT9H33M35S</meta:editing-duration>
    <dc:creator>bleybaert</dc:creator>
    <meta:document-statistic meta:table-count="0" meta:image-count="0" meta:object-count="0" meta:page-count="1" meta:paragraph-count="11" meta:word-count="261" meta:character-count="1707" meta:non-whitespace-character-count="1482"/>
    <meta:user-defined meta:name="Info 1"/>
    <meta:user-defined meta:name="Info 2"/>
    <meta:user-defined meta:name="Info 3"/>
    <meta:user-defined meta:name="Info 4"/>
  </office:meta>
</office:document-meta>
</file>